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utation number</text:p>
          </table:table-cell>
          <table:table-cell office:value-type="string" calcext:value-type="string">
            <text:p>fw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elative W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.89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3" calcext:value-type="float">
            <text:p>0.85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9" calcext:value-type="float">
            <text:p>0.71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4" calcext:value-type="float">
            <text:p>0.60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2" calcext:value-type="float">
            <text:p>0.67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5" calcext:value-type="float">
            <text:p>0.94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" calcext:value-type="float">
            <text:p>0.8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6" calcext:value-type="float">
            <text:p>0.57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2" calcext:value-type="float">
            <text:p>0.5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" calcext:value-type="float">
            <text:p>0.70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8" calcext:value-type="float">
            <text:p>0.74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8" calcext:value-type="float">
            <text:p>0.73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2" calcext:value-type="float">
            <text:p>0.77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3" calcext:value-type="float">
            <text:p>0.63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.77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6" calcext:value-type="float">
            <text:p>0.73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5" calcext:value-type="float">
            <text:p>0.80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5" calcext:value-type="float">
            <text:p>0.65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1" calcext:value-type="float">
            <text:p>0.45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2" calcext:value-type="float">
            <text:p>0.62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" calcext:value-type="float">
            <text:p>0.5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3" calcext:value-type="float">
            <text:p>0.78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7" calcext:value-type="float">
            <text:p>0.83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1" calcext:value-type="float">
            <text:p>0.84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.65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" calcext:value-type="float">
            <text:p>0.67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9" calcext:value-type="float">
            <text:p>0.4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3" calcext:value-type="float">
            <text:p>0.60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1" calcext:value-type="float">
            <text:p>0.68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2" calcext:value-type="float">
            <text:p>0.4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" calcext:value-type="float">
            <text:p>0.659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7" calcext:value-type="float">
            <text:p>0.767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" calcext:value-type="float">
            <text:p>0.453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" calcext:value-type="float">
            <text:p>0.46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6" calcext:value-type="float">
            <text:p>0.68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.707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4" calcext:value-type="float">
            <text:p>0.7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7" calcext:value-type="float">
            <text:p>0.637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4" calcext:value-type="float">
            <text:p>0.60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1" calcext:value-type="float">
            <text:p>0.61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7" calcext:value-type="float">
            <text:p>0.61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1" calcext:value-type="float">
            <text:p>0.70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9" calcext:value-type="float">
            <text:p>0.40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6" calcext:value-type="float">
            <text:p>0.44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" calcext:value-type="float">
            <text:p>0.61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5" calcext:value-type="float">
            <text:p>0.61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9" calcext:value-type="float">
            <text:p>0.66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9" calcext:value-type="float">
            <text:p>0.77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" calcext:value-type="float">
            <text:p>0.4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7" calcext:value-type="float">
            <text:p>0.82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2" calcext:value-type="float">
            <text:p>0.562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" calcext:value-type="float">
            <text:p>0.61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" calcext:value-type="float">
            <text:p>0.53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4" calcext:value-type="float">
            <text:p>0.6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" calcext:value-type="float">
            <text:p>0.61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" calcext:value-type="float">
            <text:p>0.51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4" calcext:value-type="float">
            <text:p>0.45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1" calcext:value-type="float">
            <text:p>0.69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1" calcext:value-type="float">
            <text:p>0.84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09" calcext:value-type="float">
            <text:p>0.60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75" calcext:value-type="float">
            <text:p>0.47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6" calcext:value-type="float">
            <text:p>0.45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3" calcext:value-type="float">
            <text:p>0.6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" calcext:value-type="float">
            <text:p>0.44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 table:number-rows-repeated="27">
          <table:table-cell table:style-name="Default" table:number-columns-repeated="9"/>
          <table:table-cell table:number-columns-repeated="1015"/>
        </table:table-row>
        <table:table-row table:style-name="ro1" table:number-rows-repeated="33">
          <table:table-cell table:style-name="Default" table:number-columns-repeated="8"/>
          <table:table-cell table:number-columns-repeated="1016"/>
        </table:table-row>
        <table:table-row table:style-name="ro1" table:number-rows-repeated="33">
          <table:table-cell table:style-name="Default" table:number-columns-repeated="7"/>
          <table:table-cell table:number-columns-repeated="1017"/>
        </table:table-row>
        <table:table-row table:style-name="ro1" table:number-rows-repeated="33">
          <table:table-cell table:style-name="Default" table:number-columns-repeated="6"/>
          <table:table-cell table:number-columns-repeated="1018"/>
        </table:table-row>
        <table:table-row table:style-name="ro1" table:number-rows-repeated="33">
          <table:table-cell table:style-name="Default" table:number-columns-repeated="5"/>
          <table:table-cell table:number-columns-repeated="1019"/>
        </table:table-row>
        <table:table-row table:style-name="ro1" table:number-rows-repeated="33">
          <table:table-cell table:style-name="Default" table:number-columns-repeated="4"/>
          <table:table-cell table:number-columns-repeated="1020"/>
        </table:table-row>
        <table:table-row table:style-name="ro1" table:number-rows-repeated="33">
          <table:table-cell table:style-name="Default" table:number-columns-repeated="3"/>
          <table:table-cell table:number-columns-repeated="1021"/>
        </table:table-row>
        <table:table-row table:style-name="ro1" table:number-rows-repeated="33">
          <table:table-cell table:style-name="Default" table:number-columns-repeated="2"/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53.989440344</meta:creation-date>
    <dc:date>2017-08-23T17:27:04.389127900</dc:date>
    <meta:editing-duration>PT19M8S</meta:editing-duration>
    <meta:editing-cycles>5</meta:editing-cycles>
    <meta:generator>LibreOffice/5.1.6.2$Linux_X86_64 LibreOffice_project/10m0$Build-2</meta:generator>
    <meta:document-statistic meta:table-count="1" meta:cell-count="2570" meta:object-count="0"/>
  </office:meta>
</office:document-meta>
</file>